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Normal" style:family="paragraph">
      <style:paragraph-properties fo:text-align="center"/>
      <style:text-properties style:font-name="Helvetica" style:font-name-complex="Helvetica" fo:font-weight="bold" style:font-weight-asian="bold" fo:font-style="italic" style:font-style-asian="italic" fo:color="#26282A" fo:font-size="11.5pt" style:font-size-asian="11.5pt" style:font-size-complex="11.5pt" fo:background-color="#FFFFFF" fo:language="es" fo:country="MX"/>
    </style:style>
    <style:style style:name="T101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02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03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04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05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06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07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08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09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10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11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12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13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14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T115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16" style:parent-style-name="Fuentedepárrafopredeter." style:family="text">
      <style:text-properties style:font-name="Helvetica" style:font-name-complex="Helvetica" fo:color="#26282A" fo:font-size="11.5pt" style:font-size-asian="11.5pt" style:font-size-complex="11.5pt" fo:language="es" fo:country="MX"/>
    </style:style>
    <style:style style:name="T117" style:parent-style-name="Fuentedepárrafopredeter." style:family="text">
      <style:text-properties style:font-name="Helvetica" style:font-name-complex="Helvetica" fo:color="#26282A" fo:font-size="11.5pt" style:font-size-asian="11.5pt" style:font-size-complex="11.5pt" fo:background-color="#FFFFFF" fo:language="es" fo:country="MX"/>
    </style:style>
    <style:style style:name="P118" style:parent-style-name="Normal" style:family="paragraph">
      <style:paragraph-properties fo:text-align="center" fo:margin-bottom="0.1111in" fo:line-height="107%" fo:margin-left="0.0395in">
        <style:tab-stops/>
      </style:paragraph-properties>
      <style:text-properties style:font-name="Helvetica" style:font-name-complex="Helvetica" fo:font-weight="bold" style:font-weight-asian="bold" fo:font-style="italic" style:font-style-asian="italic" fo:color="#26282A" fo:font-size="11.5pt" style:font-size-asian="11.5pt" style:font-size-complex="11.5pt" fo:background-color="#FFFFFF"/>
    </style:style>
    <style:style style:name="P119" style:parent-style-name="Normal" style:family="paragraph">
      <style:paragraph-properties fo:text-align="center" fo:margin-bottom="0.1111in" fo:line-height="107%" fo:margin-left="0.0395in">
        <style:tab-stops/>
      </style:paragraph-properties>
      <style:text-properties style:font-name="Helvetica" style:font-name-complex="Helvetica" fo:font-weight="bold" style:font-weight-asian="bold" fo:font-style="italic" style:font-style-asian="italic" fo:color="#26282A" fo:font-size="11.5pt" style:font-size-asian="11.5pt" style:font-size-complex="11.5pt" fo:background-color="#FFFFFF"/>
    </style:style>
    <style:style style:name="P120" style:parent-style-name="Normal" style:family="paragraph">
      <style:paragraph-properties fo:margin-bottom="0.1111in" fo:line-height="107%"/>
    </style:style>
    <style:style style:name="T121" style:parent-style-name="Fuentedepárrafopredeter." style:family="text">
      <style:text-properties fo:language="es" fo:country="MX"/>
    </style:style>
    <style:style style:name="T122" style:parent-style-name="Fuentedepárrafopredeter." style:family="text">
      <style:text-properties style:text-position="super 66.6%" fo:language="es" fo:country="MX"/>
    </style:style>
    <style:style style:name="T123" style:parent-style-name="Fuentedepárrafopredeter." style:family="text">
      <style:text-properties fo:language="es" fo:country="MX"/>
    </style:style>
    <style:style style:name="P124" style:parent-style-name="Normal" style:family="paragraph">
      <style:paragraph-properties fo:margin-bottom="0.1111in" fo:line-height="107%" fo:margin-left="0.0395in">
        <style:tab-stops/>
      </style:paragraph-properties>
      <style:text-properties fo:language="es" fo:country="MX"/>
    </style:style>
    <style:style style:name="P125" style:parent-style-name="Normal" style:family="paragraph">
      <style:paragraph-properties fo:margin-bottom="0.1111in" fo:line-height="107%" fo:margin-left="0.0395in">
        <style:tab-stops/>
      </style:paragraph-properties>
      <style:text-properties fo:language="es" fo:country="MX"/>
    </style:style>
    <style:style style:name="P126" style:parent-style-name="Normal" style:family="paragraph">
      <style:paragraph-properties fo:margin-bottom="0.1111in" fo:line-height="107%" fo:margin-left="0.0395in">
        <style:tab-stops/>
      </style:paragraph-properties>
      <style:text-properties fo:language="es" fo:country="MX"/>
    </style:style>
    <style:style style:name="P127" style:parent-style-name="Normal" style:family="paragraph">
      <style:paragraph-properties fo:margin-bottom="0.1111in" fo:line-height="107%"/>
    </style:style>
    <style:style style:name="T128" style:parent-style-name="Fuentedepárrafopredeter." style:family="text">
      <style:text-properties fo:font-weight="bold" style:font-weight-asian="bold" style:font-weight-complex="bold" fo:language="es" fo:country="MX"/>
    </style:style>
    <style:style style:name="P129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30" style:parent-style-name="Fuentedepárrafopredeter." style:family="text">
      <style:text-properties fo:language="es" fo:country="MX"/>
    </style:style>
    <style:style style:name="T131" style:parent-style-name="Fuentedepárrafopredeter." style:family="text">
      <style:text-properties style:text-position="sub 66.6%" fo:language="es" fo:country="MX"/>
    </style:style>
    <style:style style:name="T132" style:parent-style-name="Fuentedepárrafopredeter." style:family="text">
      <style:text-properties fo:language="es" fo:country="MX"/>
    </style:style>
    <style:style style:name="T133" style:parent-style-name="Fuentedepárrafopredeter." style:family="text">
      <style:text-properties style:text-position="sub 66.6%" fo:language="es" fo:country="MX"/>
    </style:style>
    <style:style style:name="T134" style:parent-style-name="Fuentedepárrafopredeter." style:family="text">
      <style:text-properties fo:language="es" fo:country="MX"/>
    </style:style>
    <style:style style:name="P135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36" style:parent-style-name="Fuentedepárrafopredeter." style:family="text">
      <style:text-properties fo:font-weight="bold" style:font-weight-asian="bold" style:font-weight-complex="bold" fo:language="es" fo:country="MX"/>
    </style:style>
    <style:style style:name="P137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38" style:parent-style-name="Fuentedepárrafopredeter." style:family="text">
      <style:text-properties fo:font-weight="bold" style:font-weight-asian="bold" style:font-weight-complex="bold" fo:language="es" fo:country="MX"/>
    </style:style>
    <style:style style:name="P139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40" style:parent-style-name="Fuentedepárrafopredeter." style:family="text">
      <style:text-properties fo:language="es" fo:country="MX"/>
    </style:style>
    <style:style style:name="T141" style:parent-style-name="Fuentedepárrafopredeter." style:family="text">
      <style:text-properties style:text-position="sub 66.6%" fo:language="es" fo:country="MX"/>
    </style:style>
    <style:style style:name="T142" style:parent-style-name="Fuentedepárrafopredeter." style:family="text">
      <style:text-properties fo:language="es" fo:country="MX"/>
    </style:style>
    <style:style style:name="P143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44" style:parent-style-name="Fuentedepárrafopredeter." style:family="text">
      <style:text-properties fo:language="es" fo:country="MX"/>
    </style:style>
    <style:style style:name="T145" style:parent-style-name="Fuentedepárrafopredeter." style:family="text">
      <style:text-properties style:text-position="sub 66.6%" fo:language="es" fo:country="MX"/>
    </style:style>
    <style:style style:name="T146" style:parent-style-name="Fuentedepárrafopredeter." style:family="text">
      <style:text-properties fo:language="es" fo:country="MX"/>
    </style:style>
    <style:style style:name="P147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48" style:parent-style-name="Fuentedepárrafopredeter." style:family="text">
      <style:text-properties fo:font-weight="bold" style:font-weight-asian="bold" style:font-weight-complex="bold" fo:language="es" fo:country="MX"/>
    </style:style>
    <style:style style:name="P149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50" style:parent-style-name="Fuentedepárrafopredeter." style:family="text">
      <style:text-properties fo:language="es" fo:country="MX"/>
    </style:style>
    <style:style style:name="T151" style:parent-style-name="Fuentedepárrafopredeter." style:family="text">
      <style:text-properties style:text-position="sub 66.6%" fo:language="es" fo:country="MX"/>
    </style:style>
    <style:style style:name="T152" style:parent-style-name="Fuentedepárrafopredeter." style:family="text">
      <style:text-properties fo:language="es" fo:country="MX"/>
    </style:style>
    <style:style style:name="P153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54" style:parent-style-name="Fuentedepárrafopredeter." style:family="text">
      <style:text-properties fo:language="es" fo:country="MX"/>
    </style:style>
    <style:style style:name="T155" style:parent-style-name="Fuentedepárrafopredeter." style:family="text">
      <style:text-properties style:text-position="sub 66.6%" fo:language="es" fo:country="MX"/>
    </style:style>
    <style:style style:name="T156" style:parent-style-name="Fuentedepárrafopredeter." style:family="text">
      <style:text-properties fo:language="es" fo:country="MX"/>
    </style:style>
    <style:style style:name="P157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58" style:parent-style-name="Fuentedepárrafopredeter." style:family="text">
      <style:text-properties fo:font-weight="bold" style:font-weight-asian="bold" style:font-weight-complex="bold" fo:language="es" fo:country="MX"/>
    </style:style>
    <style:style style:name="P159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60" style:parent-style-name="Fuentedepárrafopredeter." style:family="text">
      <style:text-properties fo:font-weight="bold" style:font-weight-asian="bold" style:font-weight-complex="bold" fo:language="es" fo:country="MX"/>
    </style:style>
    <style:style style:name="P161" style:parent-style-name="Normal" style:family="paragraph">
      <style:paragraph-properties fo:margin-bottom="0.1111in" fo:line-height="107%" fo:margin-left="0.0395in">
        <style:tab-stops/>
      </style:paragraph-properties>
    </style:style>
    <style:style style:name="T162" style:parent-style-name="Fuentedepárrafopredeter." style:family="text">
      <style:text-properties fo:font-weight="bold" style:font-weight-asian="bold" style:font-weight-complex="bold"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Normal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/>
            <text:p text:style-name="Normal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3</text:p>
          </table:table-cell>
        </table:table-row>
        <table:table-row table:style-name="TableRow51">
          <table:table-cell table:style-name="TableCell52">
            <text:p text:style-name="P53"/>
            <text:p text:style-name="P54">No de<text:s/>Práctica(s):</text:p>
          </table:table-cell>
          <table:table-cell table:style-name="TableCell55">
            <text:p text:style-name="P56"/>
            <text:p text:style-name="Normal">NUMERO 3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Normal">VELADIZ CARREON ALONSO AKAYOLOTZIN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17/03/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RADIO DEL CIRCULO</text:p>
      <text:p text:style-name="Normal"><text:span text:style-name="T101">main{ </text:span><text:span text:style-name="T102"><text:line-break/></text:span><text:span text:style-name="T103"><text:line-break/></text:span><text:span text:style-name="T104">float d,r; </text:span><text:span text:style-name="T105"><text:line-break/></text:span><text:span text:style-name="T106"><text:line-break/></text:span><text:span text:style-name="T107">printf("teclea la medida del diametro); </text:span><text:span text:style-name="T108"><text:line-break/></text:span><text:span text:style-name="T109">scanf("%f",&amp;d); </text:span><text:span text:style-name="T110"><text:line-break/></text:span><text:span text:style-name="T111">r=3.1416*(d/2)*(d/2); </text:span><text:span text:style-name="T112"><text:line-break/></text:span><text:span text:style-name="T113"><text:line-break/></text:span><text:span text:style-name="T114">printf("%f",r); </text:span><text:span text:style-name="T115"><text:line-break/></text:span><text:span text:style-name="T116"><text:line-break/></text:span><text:span text:style-name="T117">}</text:span></text:p>
      <text:p text:style-name="P118"/>
      <text:p text:style-name="P119">FORMULA CHICHARRONERA</text:p>
      <text:p text:style-name="P120"><text:span text:style-name="T121"><text:s/>[Resolución de ecuación cuadrática ax</text:span><text:span text:style-name="T122">2</text:span><text:span text:style-name="T123"> + bx + c = 0]</text:span></text:p>
      <text:p text:style-name="P124"><text:s/>Mostrar “Introduzca los valores de parámetros”</text:p>
      <text:p text:style-name="P125"><text:s/>Pedir a, b, c</text:p>
      <text:p text:style-name="P126"><text:s/>d = b ^ 2 - 4 * a * c : e = 2 * a</text:p>
      <text:p text:style-name="P127"><text:span text:style-name="T128"> Si d = 0 Entonces</text:span></text:p>
      <text:p text:style-name="P129"><text:span text:style-name="T130">Mostrar “x</text:span><text:span text:style-name="T131">1</text:span><text:span text:style-name="T132"> = x</text:span><text:span text:style-name="T133">2</text:span><text:span text:style-name="T134"> =”, - b / e</text:span></text:p>
      <text:p text:style-name="P135"><text:span text:style-name="T136">SiNo</text:span></text:p>
      <text:p text:style-name="P137"><text:span text:style-name="T138">Si d &gt; 0 Entonces</text:span></text:p>
      <text:p text:style-name="P139"><text:span text:style-name="T140">Mostrar “x</text:span><text:span text:style-name="T141">1</text:span><text:span text:style-name="T142"> =”, (- b + SQR(d)) / e</text:span></text:p>
      <text:p text:style-name="P143"><text:span text:style-name="T144">Mostrar “x</text:span><text:span text:style-name="T145">2</text:span><text:span text:style-name="T146"> =”, (- b - SQR(d)) / e</text:span></text:p>
      <text:p text:style-name="P147"><text:span text:style-name="T148">SiNo</text:span></text:p>
      <text:p text:style-name="P149"><text:span text:style-name="T150">Mostrar “x</text:span><text:span text:style-name="T151">1</text:span><text:span text:style-name="T152"> =”, - b / e, “+”, SQR(- d) / e, “i”</text:span></text:p>
      <text:p text:style-name="P153"><text:span text:style-name="T154">Mostrar “x</text:span><text:span text:style-name="T155">2</text:span><text:span text:style-name="T156"> =”, - b / e, “-”, SQR(- d) / e, “i”</text:span></text:p>
      <text:p text:style-name="P157"><text:span text:style-name="T158">FinSi</text:span></text:p>
      <text:p text:style-name="P159"><text:span text:style-name="T160">FinSi</text:span></text:p>
      <text:p text:style-name="P161"><text:span text:style-name="T162">7. Fin</text:span></text:p>
      <text:p text:style-name="P163">SQR= raíz cuadrada</text:p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hp</dc:creator>
    <meta:creation-date>2017-02-02T00:09:00Z</meta:creation-date>
    <dc:date>2018-03-18T02:50:00Z</dc:date>
    <meta:template xlink:href="Normal" xlink:type="simple"/>
    <meta:editing-cycles>9</meta:editing-cycles>
    <meta:editing-duration>PT2700S</meta:editing-duration>
    <meta:document-statistic meta:page-count="2" meta:paragraph-count="2" meta:word-count="156" meta:character-count="1012" meta:row-count="7" meta:non-whitespace-character-count="858"/>
  </office:meta>
</office:document-meta>
</file>